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d606"/>
    </style:style>
    <style:style style:name="P2" style:family="paragraph" style:parent-style-name="Text_20_body">
      <style:text-properties officeooo:paragraph-rsid="0005d606"/>
    </style:style>
    <style:style style:name="T1" style:family="text">
      <style:text-properties fo:font-style="normal" fo:font-weight="normal" officeooo:rsid="000e62ca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officeooo:rsid="000e62ca" style:font-style-asian="normal" style:font-weight-asian="bold" style:font-style-complex="normal" style:font-weight-complex="bold"/>
    </style:style>
    <style:style style:name="T3" style:family="text">
      <style:text-properties fo:font-style="italic" fo:font-weight="normal" officeooo:rsid="000e62c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5d606" style:font-style-asian="italic" style:font-weight-asian="normal" style:font-style-complex="italic" style:font-weight-complex="normal"/>
    </style:style>
    <style:style style:name="T5" style:family="text">
      <style:text-properties officeooo:rsid="000e62ca"/>
    </style:style>
    <style:style style:name="T6" style:family="text">
      <style:text-properties fo:font-weight="normal" officeooo:rsid="000e62ca" style:font-weight-asian="normal" style:font-weight-complex="normal"/>
    </style:style>
    <style:style style:name="T7" style:family="text">
      <style:text-properties fo:font-weight="bold" officeooo:rsid="000e62ca" style:font-weight-asian="bold" style:font-weight-complex="bold"/>
    </style:style>
    <style:style style:name="T8" style:family="text">
      <style:text-properties style:text-outline="true"/>
    </style:style>
    <style:style style:name="T9" style:family="text">
      <style:text-properties style:text-outlin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) </text:span><text:span text:style-name="T2">How did you like the controls?</text:span><text:span text:style-name="T1"> </text:span><text:span text:style-name="T3"><text:s/></text:span><text:span text:style-name="T4">I don't play a lot of PC games, but the “wasd” thing seemed to make sense.</text:span></text:p>
      <text:p text:style-name="P1"><text:span text:style-name="T3"/></text:p>
      <text:p text:style-name="P2"><text:span text:style-name="T6">2) </text:span><text:span text:style-name="T7">What would you like to see changed or added?</text:span><text:span text:style-name="T6"> </text:span><text:span text:style-name="T4">I wish there was a way to stop yourself from rotating if you get out of control.</text:span></text:p>
      <text:p text:style-name="P2"><text:span text:style-name="T1"/></text:p>
      <text:p text:style-name="P2"><text:span text:style-name="T1">3) </text:span><text:span text:style-name="T2">Did you find the on-screen vectors to be clear?</text:span><text:span text:style-name="T1"> </text:span><text:span text:style-name="T4">I started to get the hang of them towards the end.</text:span></text:p>
      <text:p text:style-name="P2"><text:span text:style-name="T1"/></text:p>
      <text:p text:style-name="P2"><text:span text:style-name="T1">4) </text:span><text:span text:style-name="T2">Did you find the simulation to be realistic?</text:span><text:span text:style-name="T1"> </text:span><text:span text:style-name="T3">Yes, </text:span><text:span text:style-name="T4">which made it really tough</text:span><text:span text:style-name="T3">.</text:span></text:p>
      <text:p text:style-name="P2"><text:span text:style-name="T1"/></text:p>
      <text:p text:style-name="P2"><text:span text:style-name="T1">5) </text:span><text:span text:style-name="T2">What, that we haven't already discussed, gave you problems?</text:span><text:span text:style-name="T1"> </text:span><text:span text:style-name="T4">Just dealing with the momentum carrying me past what I was trying to fly towar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5-14T17:14:41</meta:creation-date>
    <dc:date>2014-05-14T17:20:32</dc:date>
    <dc:creator>Josh </dc:creator>
    <meta:editing-duration>PT3M30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5" meta:word-count="111" meta:character-count="562" meta:non-whitespace-character-count="455"/>
  </office:meta>
</office:document-meta>
</file>